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Ani" svg:font-family="Ani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padmaa-Bold.1.1" fo:font-size="12pt" officeooo:rsid="0018abf2" officeooo:paragraph-rsid="0018abf2" style:font-size-asian="10.5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padmaa-Bold.1.1" fo:font-size="22pt" fo:letter-spacing="normal" fo:font-style="normal" fo:font-weight="normal" officeooo:rsid="0018abf2" officeooo:paragraph-rsid="0018abf2" style:font-size-asian="22pt" style:font-size-complex="2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8abf2" officeooo:paragraph-rsid="0018abf2" style:font-size-asian="10.5pt" style:font-size-complex="12pt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ni" fo:font-size="36pt" fo:letter-spacing="normal" fo:font-style="normal" fo:font-weight="normal" officeooo:rsid="00198fb0" officeooo:paragraph-rsid="00198fb0" style:font-size-asian="36pt" style:font-size-complex="36pt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fo:font-variant="normal" fo:text-transform="none" fo:color="#222222" style:font-name="arial" fo:letter-spacing="normal" fo:font-style="normal" fo:font-weight="bold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fo:font-variant="normal" fo:text-transform="none" fo:color="#222222" fo:font-size="22pt" fo:letter-spacing="normal" fo:font-style="normal" fo:font-weight="bold" style:font-size-asian="22pt" style:font-size-complex="2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 no 4</text:p>
      <text:p text:style-name="P3"/>
      <text:p text:style-name="P3">Class:</text:p>
      <text:p text:style-name="P1"><text:span text:style-name="T1">In </text:span><text:span text:style-name="T2">object-oriented programming</text:span><text:span text:style-name="T1">, a class is a blueprint for creating objects (a particular data structure), providing initial values for state (member variables or attributes), and implementations of behavior (member functions or methods). The user-defined objects are created using the class keyword.</text:span></text:p>
      <text:p text:style-name="P4"/>
      <text:p text:style-name="P4"/>
      <text:p text:style-name="P3">Object:</text:p>
      <text:p text:style-name="P1"><text:span text:style-name="T2">Object-oriented programming</text:span><text:span text:style-name="T1">, or OOP, is an approach to problem solving where all computations are carried out using objects. An object is a component of a program that knows how to perform certain actions and how to interact with other elements of the program. Objects are the basic units of </text:span><text:span text:style-name="T2">object-oriented programming</text:span><text:span text:style-name="T1">.</text:span></text:p>
      <text:p text:style-name="P4"/>
      <text:p text:style-name="P4"/>
      <text:p text:style-name="P3">Attribute:</text:p>
      <text:p text:style-name="P2"><text:span text:style-name="T3">In </text:span><text:span text:style-name="T4">Object-oriented programming</text:span><text:span text:style-name="T3">(</text:span><text:span text:style-name="T4">OOP</text:span><text:span text:style-name="T3">), classes and objects have </text:span><text:span text:style-name="T4">attributes</text:span><text:span text:style-name="T3">. </text:span><text:span text:style-name="T4">Attributes</text:span><text:span text:style-name="T5"> </text:span><text:span text:style-name="T3">are data stored inside a class or instance and represent the state or quality of the class or instance. In short, </text:span><text:span text:style-name="T4">attributes</text:span><text:span text:style-name="T3">store information about the instance.</text:span></text:p>
      <text:p text:style-name="P5"/>
      <text:p text:style-name="P5"/>
      <text:p text:style-name="P2"><text:span text:style-name="T6">Behavior:</text:span><text:span text:style-name="T5"> </text:span></text:p>
      <text:p text:style-name="P2"><text:span text:style-name="T3">A class's </text:span><text:span text:style-name="T4">behavior</text:span><text:span text:style-name="T3"> determines how an instance of that class operates; for example, how it will "react" if asked to do something by another class or object or if its internal state changes. </text:span><text:span text:style-name="T4">Behavior</text:span><text:span text:style-name="T3"> is the only way objects can do anything to themselves or have anything done to th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Ani" svg:font-family="Ani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9:59:01.873958845</meta:creation-date>
    <dc:date>2019-12-21T10:21:42.169464451</dc:date>
    <meta:editing-duration>PT9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84" meta:character-count="1194" meta:non-whitespace-character-count="1018"/>
  </office:meta>
</office:document-meta>
</file>